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2022-11-02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2005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2004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200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200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200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9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9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9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97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97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9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96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9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95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9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9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9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9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9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90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8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88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8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85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8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408" calcext:value-type="float">
            <text:p>-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8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528" calcext:value-type="float">
            <text:p>-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8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184" calcext:value-type="float">
            <text:p>-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8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8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948" calcext:value-type="float">
            <text:p>-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7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152" calcext:value-type="float">
            <text:p>-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7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7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2064" calcext:value-type="float">
            <text:p>-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75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4</text:p>
          </table:table-cell>
          <table:table-cell office:value-type="string" calcext:value-type="string">
            <text:p>196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